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text-properties officeooo:rsid="000cac69" officeooo:paragraph-rsid="000cac69"/>
    </style:style>
    <style:style style:name="P4" style:family="paragraph" style:parent-style-name="Heading_20_1" style:master-page-name="MP0">
      <style:paragraph-properties style:page-number="auto" fo:break-before="page"/>
    </style:style>
    <style:style style:name="P5" style:family="paragraph" style:parent-style-name="Normal">
      <style:paragraph-properties fo:break-before="page"/>
    </style:style>
    <style:style style:name="P6" style:family="paragraph" style:parent-style-name="Normal">
      <style:paragraph-properties fo:break-before="page"/>
      <style:text-properties officeooo:rsid="001fa0aa" officeooo:paragraph-rsid="001fa0aa"/>
    </style:style>
    <style:style style:name="P7" style:family="paragraph" style:parent-style-name="Normal">
      <style:text-properties officeooo:rsid="0020341e" officeooo:paragraph-rsid="0020341e"/>
    </style:style>
    <style:style style:name="P8" style:family="paragraph" style:parent-style-name="Normal">
      <style:text-properties officeooo:rsid="00209b65" officeooo:paragraph-rsid="00209b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d1a02" style:font-style-asian="italic" style:font-style-complex="italic"/>
    </style:style>
    <style:style style:name="T4" style:family="text">
      <style:text-properties officeooo:rsid="000cac69"/>
    </style:style>
    <style:style style:name="T5" style:family="text">
      <style:text-properties officeooo:rsid="000d1a02"/>
    </style:style>
    <style:style style:name="T6" style:family="text">
      <style:text-properties officeooo:rsid="000f7323"/>
    </style:style>
    <style:style style:name="T7" style:family="text">
      <style:text-properties officeooo:rsid="0010f838"/>
    </style:style>
    <style:style style:name="T8" style:family="text">
      <style:text-properties officeooo:rsid="00129d27"/>
    </style:style>
    <style:style style:name="T9" style:family="text">
      <style:text-properties officeooo:rsid="00137a65"/>
    </style:style>
    <style:style style:name="T10" style:family="text">
      <style:text-properties officeooo:rsid="001451ba"/>
    </style:style>
    <style:style style:name="T11" style:family="text">
      <style:text-properties officeooo:rsid="0014dd5c"/>
    </style:style>
    <style:style style:name="T12" style:family="text">
      <style:text-properties officeooo:rsid="0014f32d"/>
    </style:style>
    <style:style style:name="T13" style:family="text">
      <style:text-properties officeooo:rsid="0018b4a8"/>
    </style:style>
    <style:style style:name="T14" style:family="text">
      <style:text-properties officeooo:rsid="001926a2"/>
    </style:style>
    <style:style style:name="T15" style:family="text">
      <style:text-properties officeooo:rsid="001c91b9"/>
    </style:style>
    <style:style style:name="T16" style:family="text">
      <style:text-properties officeooo:rsid="001e0ea3"/>
    </style:style>
    <style:style style:name="T17" style:family="text">
      <style:text-properties officeooo:rsid="00209b65"/>
    </style:style>
    <style:style style:name="T18" style:family="text">
      <style:text-properties officeooo:rsid="0022938d"/>
    </style:style>
    <style:style style:name="T19" style:family="text">
      <style:text-properties officeooo:rsid="00240b0b"/>
    </style:style>
    <style:style style:name="T20" style:family="text">
      <style:text-properties officeooo:rsid="002467af"/>
    </style:style>
    <style:style style:name="T21" style:family="text">
      <style:text-properties officeooo:rsid="0025e1a5"/>
    </style:style>
    <style:style style:name="T22" style:family="text">
      <style:text-properties officeooo:rsid="0026d55c"/>
    </style:style>
    <style:style style:name="T23" style:family="text">
      <style:text-properties officeooo:rsid="002794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the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 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text:span text:style-name="T6">s</text:spa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text:span text:style-name="T6">W</text:span>e now have the ability to use constants for the character code and 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text:span text:style-name="T7">while</text:span> still leaning on the ROM to handle all the rendering. But again, that’s not what most programs do, and games in particular rarely use UDGs for graphics.</text:p>
      <text:p text:style-name="Normal"/>
      <text:p text:style-name="P1">[cut to slide 6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in another episode. The bitmap screen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 left corner of the display area. But these bits aren’t in their natural order. [build] To get the address of a pixel in screen RAM, the upper three bits of the high byte are fixed at 010, as the screen RAM begins at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 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 on the current line. Of course, if the address is already referencing the end of a line, an increment will corrupt the address, jumping ahead to the beginning of a line that’s 8 lines lower. That’s an effect that will definitely be familiar for old Speccy 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2"/>
      <text:p text:style-name="Normal">[cut to slide 8 – set a pixel]</text:p>
      <text:p text:style-name="Normal">If you <text:span text:style-name="T21">jusy</text:span> need to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 we’re doing. [build] First, we load B into A to get the X coordinate. We need to split this up into the upper 5 bits, which will go in the address, and the lower 3, which will determine which bit will be set <text:span text:style-name="T2">at</text:span>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 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text:span text:style-name="T8">OR</text:span> it with the X coordinate bits we already have in the L register, which we then write back. [build] We 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text:span text:style-name="T8">making</text:span> HL point to the 8-pixel run we’re targeting. All that’s left is to set the required bit in the byte at that address, so we’ll need a loop to shift that into place. [build] We initialize the loop by load<text:span text:style-name="T8">ing</text:span> zero into A, [build] then setting the carry flag to have our moving bit start there. In each iteration, we rotate A to the right, <text:span text:style-name="T8">which means the </text:span>first time the set <text:span text:style-name="T8">bit will move from the </text:span>carry <text:span text:style-name="T9">fl</text:span><text:span text:style-name="T10">a</text:span><text:span text:style-name="T9">g </text:span>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text:span text:style-name="T11">placing</text:span> that set bit all the way at the low end. [build] With the bit set in the correct position in A, we OR it with the byte in screen memory that HL is pointing to after our earlier calculation, and then store it right back with the desired bit finally set in screen RAM. [build] <text:span text:style-name="T12">Now</text:span>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 for any arbitrary coordinates. Generally, you need to have a better strategy for populating the bitmap, and make your code more customized to the task at hand. We’ll see how to do that in later episodes.</text:p>
      <text:p text:style-name="Normal"/>
      <text:p text:style-name="P6">[attribute <text:span text:style-name="T17">addressing </text:span>slide]</text:p>
      <text:p text:style-name="P7">As we <text:span text:style-name="T19">have seen so far</text:span>, the bitmap memory is only concerned with whether pixels are paper or ink. The attribute memory determines what those paper and ink colors are going to be. As we’ve learned already, the Spectrum doesn’t have attributes for individual pixels, but rather for 8-by-8 pixel tiles, which line up with character positions when using BASIC text. So, for each pixel, we must determine its tile coordinates by dividing the pixel coordinates by 8 and and throwing out the remainders. [build] Then to calculate the address in attribute RAM, we have it a bit easier than with the bitmap RAM. Attributes start at hex address $5800, and the tile attributes are in the more intuitive order of each row from left to right, for all 32 tiles in the row, then continuing down row by row, until you get to row 23 at the bottom. This means you just have to multiply the <text:s/>tile Y coordinate by 32 and then add it to hex $5800 and the tile X coordinate. <text:span text:style-name="T17">[build] The attributes at that address apply to all 64 pixels in its corresponding tile, [build] and those attributes all fit into a single byte. The most significant bit will enable flashing when set. This means that the paper and ink colors will continually switch with each other. This is not used very often unless you have some sort of cursor or other prompt. The next bit is for brightness, which will make both the ink and paper the bright versions of their colors when set. Then we we have three bits each for the paper and ink color indexes, which means that we have 8 different colors to choose from, but two brightness levels for each of them, </text:span><text:span text:style-name="T20">and</text:span><text:span text:style-name="T17"> both colors in the tile need to have the same brightness.</text:span></text:p>
      <text:p text:style-name="P8">[spectrum palette slide]</text:p>
      <text:p text:style-name="P8">This might lead one to say that the Spectrum has 16 possible colors, but that’s not quite correct. The brightness attribute affects all colors except for black, which is always just black. If brightness is enabled, we get full-intensity blue, red, magenta, green, cyan, yellow and white for colors 1 through 7, which gives the Spectrum its characteristic brash primary color look. With brightness off, we get slightly muted versions of these colors, with white becoming the neutral gray that we recognize as the default paper color in Sinclair BASIC. Throughout this series, we’ll show different ways of organizing graphics to avoid the other hallmark of Spectrum graphics: attribute clash, where the limitations of this attribute scheme become all too apparent.</text:p>
      <text:p text:style-name="P1">[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 pixels programmatically. At run time, we’ll be able to see this beautiful picture. But first, let’s go to the code.</text:p>
      <text:p text:style-name="Normal">[cut to Atom, graphics.asm zoomed to 26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 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 know how much data to write to the UDG RAM.</text:p>
      <text:p text:style-name="Normal">Then we have our banner, which is just a long string of character codes to print. As you can see, there is a mix of control codes, numerical arguments, string literals, UDG codes and Fixed Graphics codes. You can 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 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 one, as we saw in the code, has the top of the “L” and half of the dot over the “I”. The hash lines are there to better show where the tile divisions are, but for more clarity, let’s add the constants we are using in the code. [build] Now we can see all 10 UDG characters identified, and that we need a row of 5 tiles on the second line, then two more on the third line. Now let’s go back to the banner data and see how we put that in.</text:p>
      <text:p text:style-name="P1">[cut back to Atom]</text:p>
      <text:p text:style-name="Normal">So, after that first row of UDGs and a couple <text:span text:style-name="T13">of</text:span> spaces, we start setting up some new attributes. We <text:s/>turn brightness off then change the paper color to red, identified by number 2. Then we print out a whole bunch of spaces to make a big slab of solid dark red. Then an ENTER will take us to the next line. We reset 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 Then below that we can list out the graphics character index values for each tile so that we know what to print out. 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 to green-on-white to print out the last row of UDGs with some spaces to pad them out. Then we reset the attributes again for gray-on-red to print the second row of graphics characters from the spreadsheet, and another ENTER to go to the next line. For this 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
      <text:p text:style-name="P1">[cut to GIMP]</text:p>
      <text:p text:style-name="Normal">GIMP lets you set up a custom indexed palette for your image, so for the Spectrum we want to mimic what the attributes allow. This means a 16-color palette that’s in the same order as the Spectrum palette, with colors 0 through 7 being the same as the colors that the Spectrum will display when brightness is off, from black to gray. Then colors 8 through 15 are the same colors repeated, but with brightness on, so that color 15 is white. So, the color index in the image can be easily converted into Spectrum attributes, with the lower three bits for the ink or paper, and then setting the brightness bit for colors in the upper half. You’ll notice here that color 8 is not quite black, but more of a dark gray. This is to help differentiate black with brightness on from black with brightness off, which is actually rendered as black here with color index zero. Of course, a Spectrum bitmap must have consistent attributes for each 8-by-8 tile, with only two colors of the same brightness, and having this “bright black” helps to make sure that the correct black is being used before we do the conversion process. If you look carefully, you will see that this image does have consistent attributes, with the “bright black” patches helping to highlight where those tile boundaries are. With this image complete, we can have GIMP export it as an indexed PNG file to make it ready for processing. An indexed PNG will use an internal palette and GIMP will keep the same color index ordering as the original GIMP-format file.</text:p>
      <text:p text:style-name="Normal">[cut to Atom, png2spectrum.py]</text:p>
      <text:p text:style-name="Normal">To take that PNG and turn it into the binaries that we are going to load into memory, we will need to convert it to the Spectrum’s bitmap and attribute formats. This Python script will do just that. It uses the standard Pillow library for image processing, which we import in the first line. If you aren’t familiar with Python, don’t worry. This isn’t a Python tutorial, so I won’t be going through this code in detail. But assuming you have experience in some sort of high-level language, it should be pretty easy to follow.</text:p>
      <text:p text:style-name="Normal">First we define a function that converts a normally ordered bitmap line number to a Spectrum bitmap line position in screen RAM by splitting it up into the three parts we saw earlier, and rearranging the bits. We keep the upper two bits in place, but switch around the remaining bits by swapping the position of the lowest three bits with the three bits in the middle. Even if you are an experienced Python developer, it’s fairly unlikely that you have written code like this, but we are effectively using Python as a cross-development environment for the Spectrum.</text:p>
      <text:p text:style-name="Normal">Then we can see that this script expects that it will have at least one command-line argument: a PNG filename. Then there are two optional arguments, with the second being a starting line on the screen where this bitmap will be rendered, and a possible third that defines a starting pixel column for the bitmap on the screen. If these coordinates are not specified, the default values will both be zero, meaning that the default starting pixel will be in the upper left corner of the display area. In the case of the image we created in GIMP, it is 256 pixels wide, so it will need to start at column zero to take up the full width of the display area. <text:span text:style-name="T14">However,</text:span> we don’t want to start it at the top, but rather below the tiles we are printing out, so we will be setting a non-zero starting line.</text:p>
      <text:p text:style-name="Normal">Then we open the image using Pillow’s Image.open method and passing in the filename from the command line. The return value is an object with several attributes that we can check to see if this file is indeed an indexed PNG that we can process. First, the “format” attribute must be the string “PNG”.</text:p>
      <text:p text:style-name="Normal"/>
      <text:p text:style-name="P1">[scroll to check for mode P]</text:p>
      <text:p text:style-name="Normal">Then we check the “mode” attribute for the value “P”, which indicates 8-bit indexing. Next we check the dimensions of the image to make sure that it will fit within the 256-by-192 pixel display area given the starting line and column. Finally, we make sure that the palette is no larger than 48 bytes. With <text:span text:style-name="T14">the modern</text:span> standard <text:span text:style-name="T14">of </text:span>24-bit color, a 16-color palette will be exactly 48 bytes.</text:p>
      <text:p text:style-name="Normal">If all the attributes are acceptable, we continue to load the pixel data into a 2-dimensional array of color indexes using the “load” method on that image object. Next we need to determine how many rows of attributes <text:span text:style-name="T22">we</text:span> are going to need for this bitmap. We start by just dividing the height of the bitmap by 8, which will be the correct value if both the starting line and the height are evenly divisible by 8. If the starting line is not, we add one to the number of rows. If the height isn’t, we add one if the sum of the height and the starting line is also not divisible by 8.</text:p>
      <text:p text:style-name="Normal">[scroll to attributes declaration]</text:p>
      <text:p text:style-name="Normal">Now that we have the correct row count, we can create an array of arrays that’s sized to define 32 attributes for each row. Then we need to do some calculations to determine the size of the bitmap binary that we’ll need to load into screen RAM. Depending on <text:span text:style-name="T23">the </text:span>starting line and the height, <text:s/>the lines of this image may not be in a contiguous section of screen RAM, requiring some empty patches in the middle. For the sake of simplicity, the image we are loading for this example is 64 pixels high and will be starting at line 64, which means that there will be no gaps within the binary, and loading this bitmap in won’t overwrite any other pixels that we may want to preserve. The unfortunate truth is that there aren’t many large swaths of the screen RAM that will let you do this, so generally you wan to either load a full-screen image, or do the partial-screen load first and then add in additional graphics and text afterwards, or split the bitmap up into sections that can be loaded contiguously without overwriting other lines or requiring any gaps.</text:p>
      <text:p text:style-name="Normal">With these calculations out of the way for every line of the image, we are ready to define the starting row of attribute data and create another array of arrays that’s properly sized for our bitmap. We then use some nested for loops to figure out what the bitmaps and attributes are going to be by analyzing each pixel. Luckily we are doing this on a modern computer and it can run through the whole thing almost instantaneously. Mainly, we need to make sure that the image will have the right attributes and that the lines of pixels are in the right order.</text:p>
      <text:p text:style-name="Normal">[scroll to bottom]</text:p>
      <text:p text:style-name="Normal">Once we get through that analysis, we need to convert our bitmap array of arrays into a one-dimensional byte array. We need to consolidate groups of 8 ones and zeros into single bytes and place then into the byte array in the order that they need to be loaded into screen RAM. With the byte array completely encoded, we can write that out to a file named “bitmap.bin”. Then we take the attribute array and unroll that into a one-dimensional byte array as well, but for this we already have properly encoded bytes so we don’t need a third nested for loop to do that. Then we write that out to “colors.bin”, and we’re done. Now we have a script that is completely reusable for any time that we want to make a PNG into loadable bitmap and attribute files for a Spectrum. So, let’s get back to that assembly code.</text:p>
      <text:p text:style-name="Normal">[switch back to graphics.asm tab]</text:p>
      <text:p text:style-name="Normal">Now we can see again how we are loading those binary files, and making sure we have a label for the start of each of them. This will just put the data into regular user RAM, not screen RAM. This is something you will need to do fairly often with graphics data, as you will need to stage it somewhere in RAM so that it’s readily available to copy to screen RAM for rendering when it’s needed.</text:p>
      <text:p text:style-name="Normal"/>
      <text:p text:style-name="P1">[scroll to BITMAP_START]</text:p>
      <text:p text:style-name="Normal">Now we just need to define a few more constants to specify where this bitmap is going to be loaded. Line 64 in the screen RAM starts at hex address $4800 and we anticipate that this bitmap binary will be 2 kilobytes in total size. Then the attributes will need to start at row 8, so we calculate that address by multiplying the row number by 32 and adding that to the base address of the attribute RAM. The size of the attribute data should always be an eighth of the corresponding bitmap size as it takes 8 bytes of bitmap data to define one tile with a single byte of attribute data.</text:p>
      <text:p text:style-name="Normal">Next we define one more section of the display area as the footer, which we will use for doing some programmatic bitmap drawing. Our last constant is for the start of UDG RAM, which is all the way down at hex $FF58. Now we are finally ready to start our code.</text:p>
      <text:p text:style-name="Normal">First, we want to make sure the default interrupts are happening, so we explicitly put the Z80 in Interrupt Mode 1 and enable maskable interrupts. This will ensure that the print routines are working, like the first one we call, CL_ALL, to clear the display area and make it all the same color paper and no ink. Before we print the banner we defined earlier, we need to load up the UDGs with our custom bitmaps. An LDIR is the fastest way to do this, so we put the starting address of our first custom bitmap into HL, the start of UDG RAM into DE, and then the total size of our custom UDG bitmaps into BC and let it run. After the LDIR is done, we’re ready to print the banner, so we first initialize our loop by putting the starting address of the banner string in HL. For each iteration, we load the next character code into A. If it’s the STOP code, we jump out of the loop. Note that we use a relative jump in this case, as this jump won’t be taken until the last iteration, so this will be faster than an absolute jump. If it wasn’t STOP, we continue on to print the code using the RST $10 ROM routine, increment our banner string pointer, and go back to the top of the loop.</text:p>
      <text:p text:style-name="Normal"/>
      <text:p text:style-name="P1">[scroll to bottom]</text:p>
      <text:p text:style-name="Normal">Once we get to that STOP code, we jump ahead to “load_bitmap”, where we copy the bitmap binary from where we included it in the program RAM into the actual screen RAM. Again, we do an LDIR and put the original address of the bitmap into HL, the target screen RAM address we defined earlier into DE, and the size of our bitmap into BC. Then we load the attributes we included with one more LDIR, with the original address in HL, the target attribute RAM address we defined in DE, and the size of the attribute data we’re loading into BC.</text:p>
      <text:p text:style-name="Normal">Now we have all of our static graphics fully loaded and displayed. At this point, we want to start our loop for drawing dynamic bitmap graphics in the footer. What we’re going to do in our footer is to continually flip all the bits in each byte of that section of bitmap screen RAM, doing one byte at a time in sequential order. We want to flip a single byte in each frame so that we can clearly see the line interleaving as the bitmap fills up, and then empties out again, over and over. We’re going to use the B register to hold the byte value we are going to write in each iteration of our loop, and since we cleared <text:span text:style-name="T15">the</text:span> display area earlier, we want to start by <text:span text:style-name="T2">setting</text:span> all the bits, so we load in hex $FF.</text:p>
      <text:p text:style-name="Normal">The loop starts with a HALT instruction, which will wait for the next interrupt until continuing execution. This should happen at the beginning of the next video frame, so this loop should wake up and run 50 times a second, as that is the PAL TV scan rate. We copy the current byte value from B into screen RAM at the address in HL, and then increment HL to the address for the next iteration. Before looping back we check to see that we haven’t incremented past the end of the bitmap screen RAM and into the attribute segment. Luckily, we can quickly check this by seeing if bit 3 is set in H. No bitmap address in our footer will have that bit set, but the first byte of attribute RAM will, so once we hit that point, instead of going back to the top of the loop, we want to flip the bit pattern we’re writing and go back to the top of the footer to start flipping the whole thing. We invert the value in B by first loading it into A and then doing an Exclusive OR with hex $FF, which will flip all the bits, and then load the new value back into B. Then we finally go back to the top of the loop and wait for the next frame to start flipping all the footer bits all over again.</text:p>
      <text:p text:style-name="Normal">That’s all we have for the code as this last loop will be infinite, so all that’s left to do is have the assembler generate a snapshot named “graphics.sna”, and to do this, we have a build script.</text:p>
      <text:p text:style-name="Normal">[switch to build.sh tab]</text:p>
      <text:p text:style-name="Normal">Before we can compile the assembly code, we need to generate the binaries that we are including. <text:span text:style-name="T4">First, we make sure the Pillow library is installed for Python. Then we run the python script we wrote, passing in the PNG we exported from GIMP and specifying a starting line of 64. We omit the starting column argument, so it will default to zero.</text:span></text:p>
      <text:p text:style-name="P3">[cut to slide 11]</text:p>
      <text:p text:style-name="P3">What this script call will do is effectively take this PNG, [build] convert it to a 1-bit bitmap, [build] and then interleave the lines based on the specified starting line and how it would need to be loaded into screen RAM. This is what bitmap.bin would look like if you tried re-opening it in GIMP as a raw bitmap, but the Spectrum will interleave the lines correctly and apply the attributes that are generated in colors.bin <text:span text:style-name="T5">when </text:span><text:span text:style-name="T3">they</text:span><text:span text:style-name="T5"> are loaded into screen RAM</text:span>.</text:p>
      <text:p text:style-name="P3">[cut back to Atom]</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P1">[cut to emulator]</text:p>
      <text:p text:style-name="Normal">We’re using Fuse again, so we hit F3 and select graphics.sna and let it run. Now we can see that our static <text:span text:style-name="T16">graphic</text:span>s load very quickly, and our dynamic graphics are off and running, flipping all the bits in the footer one byte per frame. Now you can see the interleaving pattern that the Spectrum bitmap screen RAM uses, which is a bit unusual, but it can make certain things a bit easier and/or faster to code. We’ll see some of those cases in later episodes, when we get into how to use these different graphics methods to create a game with virtual tiles, backgrounds, and even sprites – all with very minimal hardware support from the Spectrum, leaving most of the work for the Z80. Until then, I highly encourage you to play around with this example program and try creating your own graphic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
    <dc:description/>
    <dc:subject/>
    <meta:initial-creator>MATTHEW HEFFERNAN</meta:initial-creator>
    <meta:creation-date>2022-03-15T15:40:00Z</meta:creation-date>
    <dc:date>2022-04-11T01:01:57.545662702</dc:date>
    <meta:editing-cycles>78</meta:editing-cycles>
    <meta:editing-duration>P1DT17H30M32S</meta:editing-duration>
    <meta:print-date>2022-04-10T00:10:10.431676470</meta:print-date>
    <meta:document-statistic meta:table-count="0" meta:image-count="0" meta:object-count="0" meta:page-count="12" meta:paragraph-count="88" meta:word-count="7101" meta:character-count="37996" meta:non-whitespace-character-count="30972"/>
    <meta:template xlink:type="simple" xlink:actuate="onRequest" xlink:title="" xlink:href="Normal.dotm"/>
  </office:meta>
</office:document-meta>
</file>